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3953in"/>
    </style:style>
    <style:style style:name="co7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ample Info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% WbLS</text:p>
          </table:table-cell>
          <table:table-cell office:value-type="string" calcext:value-type="string">
            <text:p>% AO</text:p>
          </table:table-cell>
          <table:table-cell office:value-type="string" calcext:value-type="string">
            <text:p>Irradiation Time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Position in Matrix</text:p>
          </table:table-cell>
          <table:table-cell office:value-type="string" calcext:value-type="string">
            <text:p>LS Tray, pre-irrad</text:p>
          </table:table-cell>
          <table:table-cell office:value-type="string" calcext:value-type="string">
            <text:p>Tray Pos, pre-irrad</text:p>
          </table:table-cell>
          <table:table-cell office:value-type="string" calcext:value-type="string">
            <text:p>LS Tray, post-irrad</text:p>
          </table:table-cell>
          <table:table-cell office:value-type="string" calcext:value-type="string">
            <text:p>Tray Pos, post-irrad</text:p>
          </table:table-cell>
        </table:table-row>
      </table:table>
      <table:table table:name="Not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pan text:style-name="T1">SampleID name format</text:span>: &lt;%LS&gt;&lt;%AO&gt;_&lt;Irrad Num Spills&gt;&lt;Front/Back&gt;&lt;Row&gt;&lt;Column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: sample '52_1F23' denotes a sample composed of 5% WbLS, 2% AntiOxidant that was irradiated for 1 spill, in the front holder, in matrix position (2,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eptions: PMT samples have &lt;PMT&gt; instead of &lt;Front/Back&gt;&lt;Row&gt;&lt;Column&gt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gend for position in sample matrix (RC) format: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ere are 20 samples per matrix (+ 1 Fricke), so I can use 2 full trays to do one matrix on the LS6500. A value of '0' denotes a sample that was used in the PMT sample holder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5:21:51.869000000</meta:creation-date>
    <dc:date>2014-09-09T16:02:47.006000000</dc:date>
    <meta:editing-duration>PT8M54S</meta:editing-duration>
    <meta:editing-cycles>1</meta:editing-cycles>
    <meta:document-statistic meta:table-count="2" meta:cell-count="36" meta:object-count="0"/>
    <meta:generator>LibreOffice/4.3.0.4$Windows_x86 LibreOffice_project/62ad5818884a2fc2e5780dd45466868d41009ec0</meta:generator>
  </office:meta>
</office:document-meta>
</file>